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cc99" draw:textarea-horizontal-align="center" draw:textarea-vertical-align="middle"/>
    </style:style>
    <style:style style:name="gr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solid" draw:fill-color="#336699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hatch" draw:fill-color="#ccffff" draw:fill-hatch-name="Hatching_20_1" draw:fill-hatch-solid="false" draw:textarea-horizontal-align="center" draw:textarea-vertical-align="middle"/>
    </style:style>
    <style:style style:name="gr5" style:family="graphic" style:parent-style-name="objectwithoutfill">
      <style:graphic-properties draw:stroke="dash" draw:stroke-dash="Ultrafine_20_Dashed"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247cm"/>
    </style:style>
    <style:style style:name="gr7" style:family="graphic" style:parent-style-name="objectwithoutfill">
      <style:graphic-properties svg:stroke-width="0.05cm" svg:stroke-color="#336699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4cm" fo:min-width="2.675cm"/>
    </style:style>
    <style:style style:name="gr10" style:family="graphic" style:parent-style-name="objectwithoutfill">
      <style:graphic-properties draw:stroke="solid" draw:stroke-dash="Fine_20_Dashed" svg:stroke-width="0.05cm" svg:stroke-color="#999999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999999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M Sans 10"/>
    </style:style>
    <style:style style:name="T1" style:family="text">
      <style:text-properties style:font-name="LM Sans 1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2.064cm" svg:height="3.799cm" svg:x="2.905cm" svg:y="8.62cm" svg:viewBox="0 0 12065 3800" draw:points="0,0 0,3800 12065,3800 12065,1901 10795,1901 8890,635 7620,0">
          <text:p/>
        </draw:polygon>
        <draw:line draw:style-name="gr2" draw:text-style-name="P1" draw:layer="layout" svg:x1="2.905cm" svg:y1="12.42cm" svg:x2="14.97cm" svg:y2="12.42cm">
          <text:p/>
        </draw:line>
        <draw:custom-shape draw:style-name="gr3" draw:text-style-name="P1" draw:layer="layout" svg:width="1.27cm" svg:height="0.635cm" svg:x="13.7cm" svg:y="10.515cm">
          <text:p/>
          <draw:enhanced-geometry svg:viewBox="0 0 21600 21600" draw:type="rectangle" draw:enhanced-path="M 0 0 L 21600 0 21600 21600 0 21600 0 0 Z N"/>
        </draw:custom-shape>
        <draw:polygon draw:style-name="gr4" draw:text-style-name="P1" draw:layer="layout" svg:width="12.075cm" svg:height="2.567cm" svg:x="2.894cm" svg:y="9.852cm" svg:viewBox="0 0 12076 2568" draw:points="10806,663 10226,486 8923,243 6758,66 3512,0 0,44 11,2568 12076,2568 12076,1298 10806,1298">
          <text:p/>
        </draw:polygon>
        <draw:line draw:style-name="gr5" draw:text-style-name="P1" draw:layer="layout" svg:x1="13.7cm" svg:y1="11.176cm" svg:x2="14.971cm" svg:y2="11.176cm">
          <text:p/>
        </draw:line>
        <draw:frame draw:style-name="gr6" draw:text-style-name="P2" draw:layer="layout" svg:width="9.417cm" svg:height="1.187cm" svg:x="4.563cm" svg:y="13.7cm">
          <draw:text-box>
            <text:p><text:span text:style-name="T1">Watershed boundaries (zero flow)</text:span></text:p>
          </draw:text-box>
        </draw:frame>
        <draw:line draw:style-name="gr2" draw:text-style-name="P1" draw:layer="layout" svg:x1="2.906cm" svg:y1="12.42cm" svg:x2="2.905cm" svg:y2="8.62cm">
          <text:p/>
        </draw:line>
        <draw:line draw:style-name="gr7" draw:text-style-name="P1" draw:layer="layout" svg:x1="7.896cm" svg:y1="8.172cm" svg:x2="7.885cm" svg:y2="9.89cm">
          <text:p/>
        </draw:line>
        <draw:frame draw:style-name="gr8" draw:text-style-name="P2" draw:layer="layout" svg:width="3.175cm" svg:height="1.187cm" svg:x="6.515cm" svg:y="7.133cm">
          <draw:text-box>
            <text:p><text:span text:style-name="T1">Recharge</text:span></text:p>
          </draw:text-box>
        </draw:frame>
        <draw:frame draw:style-name="gr9" draw:text-style-name="P2" draw:layer="layout" svg:width="7.271cm" svg:height="1.234cm" svg:x="3.234cm" svg:y="8.692cm">
          <draw:text-box>
            <text:p><text:span text:style-name="T1">Unsaturated <text:s text:c="10"/>zone</text:span></text:p>
          </draw:text-box>
        </draw:frame>
        <draw:frame draw:style-name="gr8" draw:text-style-name="P2" draw:layer="layout" svg:width="4.498cm" svg:height="1.187cm" svg:x="5.371cm" svg:y="10.525cm">
          <draw:text-box>
            <text:p><text:span text:style-name="T1">Saturated zone</text:span></text:p>
          </draw:text-box>
        </draw:frame>
        <draw:frame draw:style-name="gr8" draw:text-style-name="P2" draw:layer="layout" svg:width="9.193cm" svg:height="1.187cm" svg:x="4.536cm" svg:y="12.313cm">
          <draw:text-box>
            <text:p><text:span text:style-name="T1">Impermeable layer (aquifer base)</text:span></text:p>
          </draw:text-box>
        </draw:frame>
        <draw:line draw:style-name="gr2" draw:text-style-name="P1" draw:layer="layout" svg:x1="15.007cm" svg:y1="12.421cm" svg:x2="14.97cm" svg:y2="10.525cm">
          <text:p/>
        </draw:line>
        <draw:polyline draw:style-name="gr10" draw:text-style-name="P1" draw:layer="layout" svg:width="1.568cm" svg:height="1.512cm" draw:transform="rotate (-1.5707963267949) translate (4.418cm 12.766cm)" svg:viewBox="0 0 1569 1513" draw:points="0,1513 1569,1513 1569,0">
          <text:p/>
        </draw:polyline>
        <draw:polyline draw:style-name="gr10" draw:text-style-name="P1" draw:layer="layout" svg:width="1.568cm" svg:height="0.989cm" draw:transform="rotate (1.5707963267949) translate (13.98cm 14.336cm)" svg:viewBox="0 0 1569 990" draw:points="1569,990 0,990 0,0">
          <text:p/>
        </draw:polyline>
        <draw:frame draw:style-name="gr8" draw:text-style-name="P2" draw:layer="layout" svg:width="3.175cm" svg:height="1.187cm" svg:x="12.432cm" svg:y="7.951cm">
          <draw:text-box>
            <text:p><text:span text:style-name="T1">sediment</text:span></text:p>
          </draw:text-box>
        </draw:frame>
        <draw:line draw:style-name="gr5" draw:text-style-name="P1" draw:layer="layout" svg:x1="13.701cm" svg:y1="11.176cm" svg:x2="13.7cm" svg:y2="10.525cm">
          <text:p/>
        </draw:line>
        <draw:frame draw:style-name="gr8" draw:text-style-name="P2" draw:layer="layout" svg:width="5.366cm" svg:height="1.187cm" svg:x="12.43cm" svg:y="7.35cm">
          <draw:text-box>
            <text:p><text:span text:style-name="T1">River with bottom</text:span></text:p>
          </draw:text-box>
        </draw:frame>
        <draw:line draw:style-name="gr11" draw:text-style-name="P1" draw:layer="layout" svg:x1="13.7cm" svg:y1="9.055cm" svg:x2="14.335cm" svg:y2="10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Hatching_20_1" draw:display-name="Hatching 1" draw:style="single" draw:color="#336699" draw:distance="0.102cm" draw:rotation="315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Kneis</meta:initial-creator>
    <meta:creation-date>2011-07-14T18:52:34</meta:creation-date>
    <meta:generator>LibreOffice/4.2.8.2$Linux_X86_64 LibreOffice_project/420m0$Build-2</meta:generator>
    <dc:date>2016-11-21T09:09:06.952054386</dc:date>
    <meta:editing-duration>PT3H39M32S</meta:editing-duration>
    <meta:editing-cycles>17</meta:editing-cycles>
    <dc:creator>David K</dc:creator>
    <meta:document-statistic meta:object-count="19"/>
  </office:meta>
</office:document-meta>
</file>